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1c49ac" style:font-size-asian="16pt" style:font-size-complex="16pt"/>
    </style:style>
    <style:style style:name="P2" style:family="paragraph" style:parent-style-name="Text_20_body">
      <style:text-properties officeooo:rsid="000aca01" officeooo:paragraph-rsid="001c49ac"/>
    </style:style>
    <style:style style:name="P3" style:family="paragraph" style:parent-style-name="Text_20_body">
      <style:text-properties officeooo:rsid="00230fda" officeooo:paragraph-rsid="00230fda"/>
    </style:style>
    <style:style style:name="P4" style:family="paragraph" style:parent-style-name="Standard">
      <style:text-properties style:font-name="Courier 10 Pitch" fo:font-size="16pt" officeooo:rsid="00045ea4" officeooo:paragraph-rsid="0026decc" style:font-size-asian="16pt" style:font-size-complex="16pt"/>
    </style:style>
    <style:style style:name="P5" style:family="paragraph" style:parent-style-name="Text_20_body">
      <style:text-properties officeooo:rsid="00230fda" officeooo:paragraph-rsid="00230fda"/>
    </style:style>
    <style:style style:name="P6" style:family="paragraph" style:parent-style-name="Text_20_body">
      <style:text-properties officeooo:rsid="00230fda" officeooo:paragraph-rsid="0025176e"/>
    </style:style>
    <style:style style:name="P7" style:family="paragraph" style:parent-style-name="Text_20_body">
      <style:text-properties officeooo:rsid="00230fda" officeooo:paragraph-rsid="0025fbca"/>
    </style:style>
    <style:style style:name="P8" style:family="paragraph" style:parent-style-name="Text_20_body">
      <style:text-properties officeooo:rsid="0027116b" officeooo:paragraph-rsid="0026278d"/>
    </style:style>
    <style:style style:name="P9" style:family="paragraph" style:parent-style-name="Text_20_body">
      <style:text-properties officeooo:rsid="0027116b" officeooo:paragraph-rsid="0027462a"/>
    </style:style>
    <style:style style:name="P10" style:family="paragraph" style:parent-style-name="Text_20_body">
      <style:text-properties officeooo:rsid="000aca01" officeooo:paragraph-rsid="0026278d"/>
    </style:style>
    <style:style style:name="P11" style:family="paragraph" style:parent-style-name="Text_20_body">
      <style:text-properties officeooo:rsid="001efdf8" officeooo:paragraph-rsid="0026decc"/>
    </style:style>
    <style:style style:name="P12" style:family="paragraph" style:parent-style-name="Text_20_body">
      <style:text-properties officeooo:rsid="001f1efa" officeooo:paragraph-rsid="0026decc"/>
    </style:style>
    <style:style style:name="P13" style:family="paragraph" style:parent-style-name="Text_20_body">
      <style:text-properties officeooo:rsid="001fd429" officeooo:paragraph-rsid="0026decc"/>
    </style:style>
    <style:style style:name="P14" style:family="paragraph" style:parent-style-name="Text_20_body">
      <style:text-properties officeooo:paragraph-rsid="0026decc"/>
    </style:style>
    <style:style style:name="P15" style:family="paragraph" style:parent-style-name="Heading_20_1" style:master-page-name="Right_20_Page">
      <style:paragraph-properties style:page-number="auto"/>
      <style:text-properties officeooo:rsid="00238a19" officeooo:paragraph-rsid="0027462a"/>
    </style:style>
    <style:style style:name="P16" style:family="paragraph" style:parent-style-name="Heading_20_2">
      <style:text-properties officeooo:rsid="000aca01" officeooo:paragraph-rsid="001c49ac"/>
    </style:style>
    <style:style style:name="P17" style:family="paragraph" style:parent-style-name="Heading_20_2">
      <style:text-properties officeooo:rsid="000aca01" officeooo:paragraph-rsid="0026278d"/>
    </style:style>
    <style:style style:name="P18" style:family="paragraph" style:parent-style-name="Heading_20_3">
      <style:text-properties officeooo:paragraph-rsid="0025176e"/>
    </style:style>
    <style:style style:name="P19" style:family="paragraph" style:parent-style-name="Heading_20_3">
      <style:text-properties officeooo:paragraph-rsid="0026278d"/>
    </style:style>
    <style:style style:name="P20" style:family="paragraph" style:parent-style-name="Heading_20_3">
      <style:text-properties officeooo:rsid="001efdf8" officeooo:paragraph-rsid="0026decc"/>
    </style:style>
    <style:style style:name="P21" style:family="paragraph" style:parent-style-name="Heading_20_3">
      <style:text-properties officeooo:paragraph-rsid="0026decc"/>
    </style:style>
    <style:style style:name="P22" style:family="paragraph" style:parent-style-name="Heading_20_3">
      <style:text-properties officeooo:paragraph-rsid="0027462a"/>
    </style:style>
    <style:style style:name="P23" style:family="paragraph" style:parent-style-name="Heading_20_3">
      <style:paragraph-properties fo:break-before="page"/>
      <style:text-properties officeooo:rsid="00230fda" officeooo:paragraph-rsid="00230fda"/>
    </style:style>
    <style:style style:name="P24" style:family="paragraph" style:parent-style-name="Heading_20_3">
      <style:paragraph-properties fo:break-before="page"/>
      <style:text-properties officeooo:rsid="0027116b" officeooo:paragraph-rsid="0026278d"/>
    </style:style>
    <style:style style:name="P25" style:family="paragraph" style:parent-style-name="Heading_20_3">
      <style:paragraph-properties fo:break-before="page"/>
      <style:text-properties officeooo:rsid="0027116b" officeooo:paragraph-rsid="0027462a"/>
    </style:style>
    <style:style style:name="P26" style:family="paragraph" style:parent-style-name="Heading_20_3">
      <style:paragraph-properties fo:break-before="page"/>
      <style:text-properties officeooo:rsid="001efdf8" officeooo:paragraph-rsid="0026decc"/>
    </style:style>
    <style:style style:name="T1" style:family="text">
      <style:text-properties officeooo:rsid="000f14e3"/>
    </style:style>
    <style:style style:name="T2" style:family="text">
      <style:text-properties officeooo:rsid="00230fda"/>
    </style:style>
    <style:style style:name="T3" style:family="text">
      <style:text-properties officeooo:rsid="0025176e"/>
    </style:style>
    <style:style style:name="T4" style:family="text">
      <style:text-properties officeooo:rsid="0025fbca"/>
    </style:style>
    <style:style style:name="T5" style:family="text">
      <style:text-properties officeooo:rsid="0027116b"/>
    </style:style>
    <style:style style:name="T6" style:family="text">
      <style:text-properties officeooo:rsid="0025665b"/>
    </style:style>
    <style:style style:name="T7" style:family="text">
      <style:text-properties officeooo:rsid="0026f99a"/>
    </style:style>
    <style:style style:name="T8" style:family="text">
      <style:text-properties officeooo:rsid="0025582f"/>
    </style:style>
    <style:style style:name="T9" style:family="text">
      <style:text-properties officeooo:rsid="001f1efa"/>
    </style:style>
    <style:style style:name="T10" style:family="text">
      <style:text-properties officeooo:rsid="001fd429"/>
    </style:style>
    <style:style style:name="T11" style:family="text">
      <style:text-properties officeooo:rsid="001dad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span text:style-name="T5">Angel Mine</text:span></text:h>
      <text:h text:style-name="Heading_20_2" text:outline-level="2">(<text:span text:style-name="T6">Cowboy Junkies</text:span>)</text:h>
      <text:p text:style-name="Text_20_body">Time Signature: <text:span text:style-name="T5">4</text:span>/4</text:p>
      <text:p text:style-name="Text_20_body">Chords: <text:span text:style-name="T7">Am, C, Em, F, G</text:span></text:p>
      <text:p text:style-name="Text_20_body">Tempo: <text:span text:style-name="T8">8</text:span>0 - 1<text:span text:style-name="T8">0</text:span>0 BPM</text:p>
      <text:h text:style-name="P25" text:outline-level="3">[INTRO]</text:h>
      <text:p text:style-name="P9">C <text:s text:c="2"/>Am <text:s text:c="2"/>Em <text:s text:c="2"/>F <text:s text:c="2"/>C <text:s text:c="2"/>G</text:p>
      <text:p text:style-name="P9">C <text:s text:c="2"/>Am <text:s text:c="2"/>Em <text:s text:c="2"/>F <text:s text:c="2"/>C <text:s text:c="2"/>G</text:p>
      <text:h text:style-name="P22" text:outline-level="3">[VERSE 1]</text:h>
      <text:p text:style-name="P9"><text:s text:c="3"/>C <text:s text:c="31"/>Am <text:s/></text:p>
      <text:p text:style-name="P9">He searched for those wings that he knew</text:p>
      <text:p text:style-name="P9"><text:s text:c="23"/>Em </text:p>
      <text:p text:style-name="P9">that this angel should have at her back.</text:p>
      <text:p text:style-name="P9"><text:s text:c="4"/>F</text:p>
      <text:p text:style-name="P9">And although he can't find them</text:p>
      <text:p text:style-name="P9"><text:s text:c="3"/>C </text:p>
      <text:p text:style-name="P9">he really don't mind </text:p>
      <text:p text:style-name="P9"><text:s text:c="11"/>G</text:p>
      <text:p text:style-name="P9">because he knows they'll grow back. </text:p>
      <text:p text:style-name="P9"><text:s text:c="7"/>C <text:s text:c="25"/>Am <text:s text:c="2"/></text:p>
      <text:p text:style-name="P9">And he reached for that halo that he knows</text:p>
      <text:p text:style-name="P9"><text:s text:c="18"/>Em <text:s/></text:p>
      <text:p text:style-name="P9">that she had when she first caught his eye.</text:p>
      <text:p text:style-name="P9"><text:s text:c="13"/>F <text:s/></text:p>
      <text:p text:style-name="P9">Although his hand came back empty</text:p>
      <text:p text:style-name="P9"><text:s text:c="5"/>C <text:s/></text:p>
      <text:p text:style-name="P9">he's really not worried </text:p>
      <text:p text:style-name="P9"><text:s text:c="11"/>G </text:p>
      <text:p text:style-name="P9">because he knows it still shines. </text:p>
      <text:h text:style-name="P22" text:outline-level="3">[CHORUS]</text:h>
      <text:p text:style-name="P9"><text:s/>F <text:s text:c="26"/>G </text:p>
      <text:p text:style-name="P9"><text:s text:c="3"/>I can't promise that I'll grow those wings </text:p>
      <text:p text:style-name="P9"><text:s text:c="3"/>C <text:s text:c="18"/>G <text:s text:c="3"/>F <text:s/></text:p>
      <text:p text:style-name="P9">or keep this tarnished halo shined </text:p>
      <text:p text:style-name="P9"><text:s text:c="9"/>F <text:s text:c="16"/>G <text:s/></text:p>
      <text:p text:style-name="P9">but I'll never betray your trust </text:p>
      <text:p text:style-name="P9"><text:s text:c="6"/>C <text:s/></text:p>
      <text:p text:style-name="P9">angel mine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22" text:outline-level="3"><text:soft-page-break/>[VERSE 2]</text:h>
      <text:p text:style-name="P9"><text:s text:c="2"/>C <text:s text:c="25"/>Am <text:s text:c="2"/></text:p>
      <text:p text:style-name="P9">I search all the time on the ground </text:p>
      <text:p text:style-name="P9"><text:s text:c="16"/>Em <text:s/></text:p>
      <text:p text:style-name="P9">for our shadows cast side by side.</text:p>
      <text:p text:style-name="P9">F <text:s text:c="23"/>C </text:p>
      <text:p text:style-name="P9">Just to remind me that I haven't gone crazy</text:p>
      <text:p text:style-name="P9"><text:s text:c="23"/>G </text:p>
      <text:p text:style-name="P9">that you exist and are mine</text:p>
      <text:p text:style-name="P9"><text:s text:c="6"/>C <text:s text:c="20"/></text:p>
      <text:p text:style-name="P9">And I know that your skin is</text:p>
      <text:p text:style-name="P9"><text:s text:c="3"/>Am <text:s text:c="2"/></text:p>
      <text:p text:style-name="P9">as warm and as real <text:s/></text:p>
      <text:p text:style-name="P9"><text:s text:c="8"/>Em <text:s/></text:p>
      <text:p text:style-name="P9">as that smile in your eyes.</text:p>
      <text:p text:style-name="P9"><text:s text:c="6"/>F <text:s text:c="24"/>C </text:p>
      <text:p text:style-name="P9">But I have to keep touching and smelling </text:p>
      <text:p text:style-name="P9"><text:s text:c="16"/>G </text:p>
      <text:p text:style-name="P9">and tasting for fear it's all lies. </text:p>
      <text:h text:style-name="P22" text:outline-level="3">[CHORUS]</text:h>
      <text:p text:style-name="P9"><text:s/>F <text:s text:c="26"/>G </text:p>
      <text:p text:style-name="P9"><text:s text:c="3"/>I can't promise that I'll grow those wings </text:p>
      <text:p text:style-name="P9"><text:s text:c="3"/>C <text:s text:c="18"/>G <text:s text:c="3"/>F <text:s/></text:p>
      <text:p text:style-name="P9">or keep this tarnished halo shined </text:p>
      <text:p text:style-name="P9"><text:s text:c="9"/>F <text:s text:c="16"/>G <text:s/></text:p>
      <text:p text:style-name="P9">but I'll never betray your trust </text:p>
      <text:p text:style-name="P9"><text:s text:c="6"/>C <text:s/></text:p>
      <text:p text:style-name="P9">angel mine.</text:p>
      <text:h text:style-name="P22" text:outline-level="3">[<text:span text:style-name="T5">BRIDGE</text:span>]</text:h>
      <text:p text:style-name="P9">C <text:s text:c="2"/>Am <text:s text:c="2"/>Em <text:s text:c="2"/>F <text:s text:c="2"/>C <text:s text:c="2"/>G</text:p>
      <text:h text:style-name="P22" text:outline-level="3">[VERSE 3]</text:h>
      <text:p text:style-name="P9"><text:s text:c="5"/>C <text:s text:c="21"/>Am <text:s text:c="2"/></text:p>
      <text:p text:style-name="P9">Last night I awoke from the deepest of sleeps</text:p>
      <text:p text:style-name="P9"><text:s text:c="10"/>Em <text:s/></text:p>
      <text:p text:style-name="P9">with your voice in my head.</text:p>
      <text:p text:style-name="P9"><text:s text:c="12"/>F <text:s/></text:p>
      <text:p text:style-name="P9">And I could tell by your breathing</text:p>
      <text:p text:style-name="P9"><text:s text:c="5"/>C <text:s/></text:p>
      <text:p text:style-name="P9">that you were still sleeping </text:p>
      <text:p text:style-name="P9"><text:s text:c="4"/>G </text:p>
      <text:p text:style-name="P9">I re-peated the words that you had said. </text:p>
      <text:p text:style-name="P9"/>
      <text:p text:style-name="P9"><text:soft-page-break/></text:p>
      <text:h text:style-name="P22" text:outline-level="3">[CHORUS]</text:h>
      <text:p text:style-name="P9"><text:s/>F <text:s text:c="26"/>G </text:p>
      <text:p text:style-name="P9"><text:s text:c="3"/>I can't promise that I'll grow those wings </text:p>
      <text:p text:style-name="P9"><text:s text:c="3"/>C <text:s text:c="18"/>G <text:s text:c="3"/>F <text:s/></text:p>
      <text:p text:style-name="P9">or keep this tarnished halo shined </text:p>
      <text:p text:style-name="P9"><text:s text:c="9"/>F <text:s text:c="16"/>G <text:s/></text:p>
      <text:p text:style-name="P9">but I'll never betray your trust </text:p>
      <text:p text:style-name="P9"><text:s text:c="6"/>C <text:s/></text:p>
      <text:p text:style-name="P9">angel mine.</text:p>
      <text:p text:style-name="P9"><text:s/>F <text:s text:c="26"/>G </text:p>
      <text:p text:style-name="P9"><text:s text:c="3"/>I can't promise that I'll grow those wings </text:p>
      <text:p text:style-name="P9"><text:s text:c="3"/>C <text:s text:c="18"/>G <text:s text:c="3"/>F <text:s/></text:p>
      <text:p text:style-name="P9">or keep this tarnished halo shined </text:p>
      <text:p text:style-name="P9"><text:s text:c="9"/>F <text:s text:c="16"/>G <text:s/></text:p>
      <text:p text:style-name="P9">but I'll never betray your trust </text:p>
      <text:p text:style-name="P9"><text:s text:c="6"/>C <text:s/></text:p>
      <text:p text:style-name="P9">angel mine.</text:p>
      <text:h text:style-name="P22" text:outline-level="3">[OUTRO]</text:h>
      <text:p text:style-name="P9">C <text:s text:c="2"/>Am <text:s text:c="2"/>Em <text:s text:c="2"/>F <text:s text:c="2"/>C <text:s text:c="2"/>G</text:p>
      <text:p text:style-name="P9"><text:span text:style-name="T5">C <text:s text:c="2"/>Am <text:s text:c="2"/>Em <text:s text:c="2"/>F <text:s text:c="2"/>C <text:s text:c="2"/>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18M17S</meta:editing-duration>
    <meta:editing-cycles>25</meta:editing-cycles>
    <meta:generator>LibreOffice/4.3.3.2$Linux_X86_64 LibreOffice_project/430m0$Build-2</meta:generator>
    <dc:title>Lyrics + Chords</dc:title>
    <dc:date>2017-04-04T20:58:22.460122733</dc:date>
    <meta:print-date>2017-04-03T12:23:29.985893000</meta:print-date>
    <meta:document-statistic meta:table-count="0" meta:image-count="0" meta:object-count="0" meta:page-count="4" meta:paragraph-count="99" meta:word-count="374" meta:character-count="2460" meta:non-whitespace-character-count="132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